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paragraph-rsid="0018a016"/>
    </style:style>
    <style:style style:name="P2" style:family="paragraph" style:parent-style-name="Preformatted_20_Text">
      <style:text-properties officeooo:rsid="001ad840" officeooo:paragraph-rsid="00208aee"/>
    </style:style>
    <style:style style:name="P3" style:family="paragraph" style:parent-style-name="Preformatted_20_Text">
      <style:text-properties officeooo:rsid="001ad840" officeooo:paragraph-rsid="001ad840"/>
    </style:style>
    <style:style style:name="P4" style:family="paragraph" style:parent-style-name="Preformatted_20_Text">
      <style:text-properties officeooo:rsid="001444e7" officeooo:paragraph-rsid="001444e7"/>
    </style:style>
    <style:style style:name="P5" style:family="paragraph" style:parent-style-name="Preformatted_20_Text">
      <style:text-properties officeooo:rsid="001444e7" officeooo:paragraph-rsid="00266727"/>
    </style:style>
    <style:style style:name="P6" style:family="paragraph" style:parent-style-name="Preformatted_20_Text">
      <style:text-properties officeooo:rsid="001444e7" officeooo:paragraph-rsid="002b0695"/>
    </style:style>
    <style:style style:name="P7" style:family="paragraph" style:parent-style-name="Preformatted_20_Text">
      <style:text-properties fo:font-weight="bold" officeooo:rsid="001444e7" officeooo:paragraph-rsid="001444e7" style:font-weight-asian="bold" style:font-weight-complex="bold"/>
    </style:style>
    <style:style style:name="P8" style:family="paragraph" style:parent-style-name="Preformatted_20_Text">
      <style:text-properties officeooo:paragraph-rsid="00289902"/>
    </style:style>
    <style:style style:name="P9" style:family="paragraph" style:parent-style-name="Preformatted_20_Text">
      <style:text-properties officeooo:paragraph-rsid="002b0695"/>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fo:font-weight="bold" style:font-weight-asian="bold" style:font-weight-complex="bold"/>
    </style:style>
    <style:style style:name="P12" style:family="paragraph" style:parent-style-name="Preformatted_20_Text">
      <style:paragraph-properties fo:margin-top="0cm" fo:margin-bottom="0.499cm" loext:contextual-spacing="false"/>
      <style:text-properties fo:font-weight="bold" officeooo:paragraph-rsid="00289902" style:font-weight-asian="bold" style:font-weight-complex="bold"/>
    </style:style>
    <style:style style:name="P13" style:family="paragraph" style:parent-style-name="Preformatted_20_Text">
      <style:paragraph-properties fo:margin-top="0cm" fo:margin-bottom="0.499cm" loext:contextual-spacing="false"/>
      <style:text-properties fo:font-weight="bold" officeooo:paragraph-rsid="002b0695" style:font-weight-asian="bold" style:font-weight-complex="bold"/>
    </style:style>
    <style:style style:name="P14" style:family="paragraph" style:parent-style-name="Standard">
      <style:text-properties officeooo:rsid="001444e7" officeooo:paragraph-rsid="001444e7"/>
    </style:style>
    <style:style style:name="P15" style:family="paragraph" style:parent-style-name="Standard">
      <style:text-properties officeooo:rsid="001444e7" officeooo:paragraph-rsid="00266727"/>
    </style:style>
    <style:style style:name="P16" style:family="paragraph" style:parent-style-name="Standard">
      <style:text-properties officeooo:rsid="001444e7" officeooo:paragraph-rsid="002b0695"/>
    </style:style>
    <style:style style:name="P17" style:family="paragraph" style:parent-style-name="Standard">
      <style:text-properties officeooo:paragraph-rsid="001444e7"/>
    </style:style>
    <style:style style:name="P18" style:family="paragraph" style:parent-style-name="Standard">
      <style:text-properties officeooo:paragraph-rsid="00154fa0"/>
    </style:style>
    <style:style style:name="P19" style:family="paragraph" style:parent-style-name="Standard">
      <style:text-properties officeooo:rsid="001ad840" officeooo:paragraph-rsid="00215fd9"/>
    </style:style>
    <style:style style:name="P20" style:family="paragraph" style:parent-style-name="Standard">
      <style:text-properties fo:font-size="14pt" fo:font-weight="bold" officeooo:rsid="001444e7" officeooo:paragraph-rsid="001444e7" style:font-size-asian="14pt" style:font-weight-asian="bold" style:font-size-complex="14pt" style:font-weight-complex="bold"/>
    </style:style>
    <style:style style:name="P21" style:family="paragraph" style:parent-style-name="Standard">
      <style:text-properties officeooo:rsid="0026c474" officeooo:paragraph-rsid="0026c474"/>
    </style:style>
    <style:style style:name="P22" style:family="paragraph" style:parent-style-name="Text_20_body">
      <style:text-properties officeooo:paragraph-rsid="001444e7"/>
    </style:style>
    <style:style style:name="P23" style:family="paragraph" style:parent-style-name="Text_20_body">
      <style:text-properties officeooo:paragraph-rsid="00154fa0"/>
    </style:style>
    <style:style style:name="P24" style:family="paragraph" style:parent-style-name="Text_20_body">
      <style:text-properties officeooo:paragraph-rsid="0018a016"/>
    </style:style>
    <style:style style:name="P25" style:family="paragraph" style:parent-style-name="Text_20_body">
      <style:text-properties officeooo:rsid="001a3a9a" officeooo:paragraph-rsid="001a3a9a"/>
    </style:style>
    <style:style style:name="P26" style:family="paragraph" style:parent-style-name="Text_20_body">
      <style:text-properties officeooo:rsid="001ad840" officeooo:paragraph-rsid="001ad840"/>
    </style:style>
    <style:style style:name="P27" style:family="paragraph" style:parent-style-name="Text_20_body">
      <style:text-properties officeooo:rsid="001ad840" officeooo:paragraph-rsid="001ca4ac"/>
    </style:style>
    <style:style style:name="P28" style:family="paragraph" style:parent-style-name="Text_20_body">
      <style:text-properties officeooo:rsid="001ad840" officeooo:paragraph-rsid="00208aee"/>
    </style:style>
    <style:style style:name="P29" style:family="paragraph" style:parent-style-name="Text_20_body">
      <style:text-properties officeooo:rsid="001ad840" officeooo:paragraph-rsid="00215fd9"/>
    </style:style>
    <style:style style:name="P30" style:family="paragraph" style:parent-style-name="Text_20_body">
      <style:text-properties officeooo:rsid="001ad840" officeooo:paragraph-rsid="00248385"/>
    </style:style>
    <style:style style:name="P31" style:family="paragraph" style:parent-style-name="Text_20_body">
      <style:text-properties officeooo:rsid="001ad840" officeooo:paragraph-rsid="002bb02e"/>
    </style:style>
    <style:style style:name="P32" style:family="paragraph" style:parent-style-name="Text_20_body">
      <style:text-properties officeooo:rsid="001ad840" officeooo:paragraph-rsid="002fca3e"/>
    </style:style>
    <style:style style:name="P33" style:family="paragraph" style:parent-style-name="Text_20_body">
      <style:text-properties officeooo:rsid="001444e7" officeooo:paragraph-rsid="001444e7"/>
    </style:style>
    <style:style style:name="P34" style:family="paragraph" style:parent-style-name="Text_20_body">
      <style:text-properties officeooo:rsid="001444e7" officeooo:paragraph-rsid="00266727"/>
    </style:style>
    <style:style style:name="P35" style:family="paragraph" style:parent-style-name="Text_20_body">
      <style:text-properties officeooo:paragraph-rsid="00289902"/>
    </style:style>
    <style:style style:name="P36" style:family="paragraph" style:parent-style-name="Text_20_body">
      <style:text-properties fo:font-weight="bold" officeooo:rsid="001a3a9a" officeooo:paragraph-rsid="001a3a9a" style:font-weight-asian="bold" style:font-weight-complex="bold"/>
    </style:style>
    <style:style style:name="P37" style:family="paragraph" style:parent-style-name="Text_20_body">
      <style:text-properties fo:font-weight="bold" officeooo:rsid="002e0be9" officeooo:paragraph-rsid="002e0be9" style:font-weight-asian="bold" style:font-weight-complex="bold"/>
    </style:style>
    <style:style style:name="P38" style:family="paragraph" style:parent-style-name="Text_20_body">
      <style:text-properties fo:font-size="14pt" fo:font-weight="bold" officeooo:rsid="001a3a9a" officeooo:paragraph-rsid="001a3a9a" style:font-size-asian="14pt" style:font-weight-asian="bold" style:font-size-complex="14pt" style:font-weight-complex="bold"/>
    </style:style>
    <style:style style:name="P39" style:family="paragraph" style:parent-style-name="Text_20_body">
      <style:text-properties officeooo:rsid="002e0be9" officeooo:paragraph-rsid="002e0be9"/>
    </style:style>
    <style:style style:name="P40" style:family="paragraph" style:parent-style-name="Text_20_body">
      <style:paragraph-properties fo:margin-top="0cm" fo:margin-bottom="0cm" loext:contextual-spacing="false"/>
    </style:style>
    <style:style style:name="P41" style:family="paragraph" style:parent-style-name="Heading_20_2">
      <style:text-properties officeooo:rsid="001ad840" officeooo:paragraph-rsid="00215fd9"/>
    </style:style>
    <style:style style:name="P42" style:family="paragraph" style:parent-style-name="Heading_20_4">
      <style:text-properties officeooo:rsid="001ad840" officeooo:paragraph-rsid="00208aee"/>
    </style:style>
    <style:style style:name="P43" style:family="paragraph" style:parent-style-name="Heading_20_4">
      <style:text-properties officeooo:rsid="001ad840" officeooo:paragraph-rsid="00215fd9"/>
    </style:style>
    <style:style style:name="P44" style:family="paragraph" style:parent-style-name="Heading_20_4">
      <style:text-properties officeooo:rsid="001444e7" officeooo:paragraph-rsid="001444e7"/>
    </style:style>
    <style:style style:name="P45" style:family="paragraph" style:parent-style-name="Heading_20_3">
      <style:text-properties officeooo:rsid="001444e7" officeooo:paragraph-rsid="001444e7"/>
    </style:style>
    <style:style style:name="P46" style:family="paragraph" style:parent-style-name="Text_20_body" style:list-style-name="L1"/>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4">
      <style:paragraph-properties fo:margin-top="0cm" fo:margin-bottom="0cm" loext:contextual-spacing="false"/>
    </style:style>
    <style:style style:name="P51" style:family="paragraph" style:parent-style-name="Preformatted_20_Text" style:list-style-name="L2">
      <style:paragraph-properties fo:margin-top="0cm" fo:margin-bottom="0.499cm" loext:contextual-spacing="false"/>
      <style:text-properties fo:font-weight="bold" style:font-weight-asian="bold" style:font-weight-complex="bold"/>
    </style:style>
    <style:style style:name="T1" style:family="text">
      <style:text-properties officeooo:rsid="001444e7"/>
    </style:style>
    <style:style style:name="T2" style:family="text">
      <style:text-properties fo:font-weight="bold" style:font-weight-asian="bold" style:font-weight-complex="bold"/>
    </style:style>
    <style:style style:name="T3" style:family="text">
      <style:text-properties fo:font-weight="bold" officeooo:rsid="001444e7" style:font-weight-asian="bold" style:font-weight-complex="bold"/>
    </style:style>
    <style:style style:name="T4" style:family="text">
      <style:text-properties fo:font-weight="bold" officeooo:rsid="00208aee" style:font-weight-asian="bold" style:font-weight-complex="bold"/>
    </style:style>
    <style:style style:name="T5" style:family="text">
      <style:text-properties fo:font-weight="bold" officeooo:rsid="00266727" style:font-weight-asian="bold" style:font-weight-complex="bold"/>
    </style:style>
    <style:style style:name="T6" style:family="text">
      <style:text-properties fo:font-weight="bold" officeooo:rsid="00289902" style:font-weight-asian="bold" style:font-weight-complex="bold"/>
    </style:style>
    <style:style style:name="T7" style:family="text">
      <style:text-properties fo:font-weight="bold" officeooo:rsid="002b0695" style:font-weight-asian="bold" style:font-weight-complex="bold"/>
    </style:style>
    <style:style style:name="T8" style:family="text">
      <style:text-properties officeooo:rsid="00154fa0"/>
    </style:style>
    <style:style style:name="T9" style:family="text">
      <style:text-properties officeooo:rsid="00166379"/>
    </style:style>
    <style:style style:name="T10" style:family="text">
      <style:text-properties officeooo:rsid="0018a016"/>
    </style:style>
    <style:style style:name="T11" style:family="text">
      <style:text-properties officeooo:rsid="001ca4ac"/>
    </style:style>
    <style:style style:name="T12" style:family="text">
      <style:text-properties officeooo:rsid="00208aee"/>
    </style:style>
    <style:style style:name="T13" style:family="text">
      <style:text-properties officeooo:rsid="00248385"/>
    </style:style>
    <style:style style:name="T14" style:family="text">
      <style:text-properties officeooo:rsid="00289902"/>
    </style:style>
    <style:style style:name="T15" style:family="text">
      <style:text-properties fo:font-size="14pt" fo:font-weight="bold" officeooo:rsid="0018a016" style:font-size-asian="14pt" style:font-weight-asian="bold" style:font-size-complex="14pt" style:font-weight-complex="bold"/>
    </style:style>
    <style:style style:name="T16" style:family="text">
      <style:text-properties fo:font-size="14pt" fo:font-weight="bold" officeooo:rsid="00208aee" style:font-size-asian="14pt" style:font-weight-asian="bold" style:font-size-complex="14pt" style:font-weight-complex="bold"/>
    </style:style>
    <style:style style:name="T17" style:family="text">
      <style:text-properties fo:font-size="14pt" fo:font-weight="bold" officeooo:rsid="002bb02e" style:font-size-asian="14pt" style:font-weight-asian="bold" style:font-size-complex="14pt" style:font-weight-complex="bold"/>
    </style:style>
    <style:style style:name="T18" style:family="text">
      <style:text-properties officeooo:rsid="002b0695"/>
    </style:style>
    <style:style style:name="T19" style:family="text">
      <style:text-properties officeooo:rsid="002fca3e"/>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ources.list</text:p>
      <text:p text:style-name="P6"/>
      <text:p text:style-name="P4"/>
      <text:h text:style-name="P45" text:outline-level="3">DPKG – Debian Package Management System</text:h>
      <text:p text:style-name="P4"><text:span text:style-name="Strong_20_Emphasis">Dpkg</text:span> is a base package management system for the Debian Linux family, it is used to install, remove, store and provide information about <text:span text:style-name="Source_20_Text">.deb</text:span> packages.</text:p>
      <text:h text:style-name="P44" text:outline-level="4">APT (Advanced Packaging Tool)</text:h>
      <text:p text:style-name="P33">It is a very popular, free, powerful and more so, useful command line package management system that is a front end for <text:span text:style-name="Strong_20_Emphasis">dpkg</text:span> package management system.</text:p>
      <text:p text:style-name="P33"/>
      <text:p text:style-name="P33"/>
      <text:p text:style-name="P15">Ubuntu uses <text:a xlink:type="simple" xlink:href="http://www.debian.org/doc/user-manuals#apt-howto" text:style-name="Internet_20_link" text:visited-style-name="Visited_20_Internet_20_Link">apt</text:a> for package management. Apt stores a list of repositories or software channels in the file .</text:p>
      <text:p text:style-name="P15"/>
      <text:p text:style-name="P15"/>
      <text:p text:style-name="P5">/etc/apt/sources.list</text:p>
      <text:p text:style-name="P5"/>
      <text:p text:style-name="P34">deb http://in.archive.ubuntu.com/ubuntu/ xenial <text:span text:style-name="T2">main restricted </text:span><text:span text:style-name="T5">multiverse universe</text:span></text:p>
      <text:p text:style-name="P34">deb-src http://in.archive.ubuntu.com/ubuntu/ xenial main restricted </text:p>
      <text:p text:style-name="P21">in <text:s/>case of jessie-armhf</text:p>
      <text:p text:style-name="P21"/>
      <text:p text:style-name="P21">deb http://ports.ubuntu.com/ubuntu-ports xenial main</text:p>
      <text:p text:style-name="P21"/>
      <text:p text:style-name="P22"><text:span text:style-name="Strong_20_Emphasis"><text:span text:style-name="T1">deb</text:span></text:span><text:span text:style-name="T1">: These repositories contain binaries or precompiled packages. These repositories are required for most users. </text:span></text:p>
      <text:p text:style-name="P22"><text:span text:style-name="Strong_20_Emphasis">deb-src</text:span>: These repositories contain the source code of the packages. ..source packages (<text:span text:style-name="Example">deb-src</text:span>), which are the original program sources plus the Debian control file (<text:span text:style-name="Example">.dsc</text:span>) and the <text:span text:style-name="Example">diff.gz</text:span> containing the changes needed for `debianizing' the program. </text:p>
      <text:p text:style-name="P23"/>
      <text:p text:style-name="P23">In addition to the officially supported package repositories available for Ubuntu, there exist additional community-maintained repositories which add thousands more packages for potential installation. Two of the most popular are the Universe and Multiverse repositories.</text:p>
      <text:p text:style-name="P23"><text:s/><text:span text:style-name="T8">These repositories </text:span>are not officially supported by Ubuntu, but because they are maintained by the community they generally provide packages which are safe for use with your Ubuntu computer. </text:p>
      <text:p text:style-name="P18">There are literally thousands of Ubuntu programs available to meet the needs of Ubuntu users. <text:bookmark text:name="line-5"/>Many of these programs are stored in software archives commonly referred to as <text:span text:style-name="Emphasis">repositories</text:span>. <text:bookmark text:name="line-6"/>Repositories make it easy to install new software, while also providing a high level of security, since the software is thoroughly tested and built specifically for each version of Ubuntu. </text:p>
      <text:p text:style-name="P23"/>
      <text:p text:style-name="P17"><text:span text:style-name="T3">xenial--:</text:span>Xenial Xerus is the <text:a xlink:type="simple" xlink:href="https://www.webopedia.com/TERM/U/ubuntu_codenames.html" text:style-name="Internet_20_link" text:visited-style-name="Visited_20_Internet_20_Link">Ubuntu codename</text:a> for version 16.04 .</text:p>
      <text:p text:style-name="P17"/>
      <text:p text:style-name="P23"><text:soft-page-break/><text:span text:style-name="Strong_20_Emphasis">Main</text:span> - Canonical-supported free and open-source software. The main component contains applications that are free software, can be freely redistributed and are fully supported by the Ubuntu team..This includes the most popular and most reliable open-source applications available, many of which are included by default when you install Ubuntu. </text:p>
      <text:p text:style-name="P23"><text:span text:style-name="Strong_20_Emphasis">Universe</text:span> - Community-maintained free and open-source software. The universe component is a snapshot of the free, open-source, and Linux world</text:p>
      <text:p text:style-name="P23"><text:span text:style-name="Strong_20_Emphasis">Restricted</text:span> - Proprietary drivers for devices. Our commitment is to only promote free software – or software available under a free licence. However, we make exceptions for a small set of tools and drivers that make it possible to install Ubuntu and its free applications on everyday hardware.</text:p>
      <text:p text:style-name="P23"><text:span text:style-name="Strong_20_Emphasis">Multiverse</text:span> - Software restricted by copyright or legal issues. <text:span text:style-name="T9">T</text:span>he multiverse component contains software that is not free, which means the licensing requirements of this software do not meet the Ubuntu main component licence policy. <text:bookmark text:name="line-48"/></text:p>
      <text:p text:style-name="P17"/>
      <text:p text:style-name="P17"/>
      <text:p text:style-name="P17">Packages in the Multiverse repository often have licensing issues that prevent them from being distributed with a free operating system, and they may be illegal in your locality.</text:p>
      <text:p text:style-name="P17"/>
      <text:p text:style-name="P17">Research the source and packages carefully before performing any installation, as some package sources and their packages could render your system unstable or non-functional in some respects. </text:p>
      <text:p text:style-name="P17"/>
      <text:p text:style-name="P12">apt-get update</text:p>
      <text:p text:style-name="P35">Run this command after changing <text:span text:style-name="Emphasis">/etc/apt/sources.list</text:span> or <text:span text:style-name="Emphasis">/etc/apt/preferences</text:span> .</text:p>
      <text:p text:style-name="P12">apt-get upgrade</text:p>
      <text:p text:style-name="P35">This command upgrades all installed packages. This is the equivalent of "Mark all upgrades" in Synaptic.</text:p>
      <text:p text:style-name="P14"/>
      <text:p text:style-name="P14">Apt-get source packagename</text:p>
      <text:p text:style-name="P14"/>
      <text:p text:style-name="P7">apt-cache pkgnames</text:p>
      <text:p text:style-name="Text_20_body">This command provides a listing of every package in the system</text:p>
      <text:list xml:id="list3076211572490504357" text:style-name="L1">
        <text:list-item>
          <text:p text:style-name="P46">This command searches the repositories and installs the build dependencies for &lt;package_name&gt;. If the package is not in the repositories it will return an error.<text:bookmark text:name="line-24"/></text:p>
        </text:list-item>
      </text:list>
      <text:p text:style-name="P10"><text:bookmark text:name="line-1-3"/><text:bookmark text:name="line-25"/></text:p>
      <text:p text:style-name="P10"/>
      <text:p text:style-name="P10"/>
      <text:p text:style-name="P11">apt-get autoremove<text:span text:style-name="T14">s</text:span></text:p>
      <text:p text:style-name="Text_20_body">This command removes packages that were installed by other packages and are no longer needed.</text:p>
      <text:p text:style-name="Text_20_body"/>
      <text:list xml:id="list5889738047379831099" text:style-name="L2">
        <text:list-item>
          <text:p text:style-name="P51"><text:soft-page-break/>apt-cache search &lt;search_term&gt;</text:p>
        </text:list-item>
      </text:list>
      <text:p text:style-name="Text_20_body">Each package has a name and a description. This command lists packages whose name or description contains &lt;search_term&gt;.<text:bookmark text:name="line-87"/><text:bookmark text:name="line-86"/></text:p>
      <text:p text:style-name="Text_20_body"/>
      <text:p text:style-name="Preformatted_20_Text"><text:span text:style-name="Source_20_Text"><text:span text:style-name="T2">sudo apt-get build-dep &lt;package&gt;</text:span></text:span></text:p>
      <text:p text:style-name="Preformatted_20_Text"><text:span text:style-name="Source_20_Text"/></text:p>
      <text:p text:style-name="Preformatted_20_Text"><text:span text:style-name="Source_20_Text">Then use dpkg-buildpackage to create a .deb file</text:span></text:p>
      <text:p text:style-name="Preformatted_20_Text"><text:span text:style-name="Source_20_Text"/></text:p>
      <text:p text:style-name="P1"><text:span text:style-name="Source_20_Text"><text:span text:style-name="T15">Source package</text:span></text:span></text:p>
      <text:p text:style-name="P1"><text:span text:style-name="Source_20_Text"><text:span text:style-name="T15"/></text:span></text:p>
      <text:p text:style-name="P8"><text:span text:style-name="Source_20_Text"><text:span text:style-name="T7">1-</text:span></text:span><text:span text:style-name="Source_20_Text"><text:span text:style-name="T6">apt-get source packagename</text:span></text:span></text:p>
      <text:p text:style-name="P8"><text:span text:style-name="Source_20_Text"><text:span text:style-name="T6"/></text:span></text:p>
      <text:p text:style-name="P8"><text:span text:style-name="Source_20_Text"><text:span text:style-name="T6"><text:s/>source causes apt-get to fetch source packages. </text:span></text:span></text:p>
      <text:p text:style-name="P8"><text:span text:style-name="Source_20_Text"><text:span text:style-name="T6"/></text:span></text:p>
      <text:p text:style-name="Preformatted_20_Text"><text:span text:style-name="Source_20_Text"><text:s text:c="2"/>It will find and download into the current directory the newest available version of that source package.</text:span></text:p>
      <text:p text:style-name="P8"><text:span text:style-name="Source_20_Text"/></text:p>
      <text:p text:style-name="Preformatted_20_Text"><text:span text:style-name="Source_20_Text"/></text:p>
      <text:p text:style-name="P9"><text:span text:style-name="Source_20_Text">On Debian-based systems (including Ubuntu), source packages are called “Debian source packages” and are described by a plain-text DSC file, and a set of tarballs representing the original source code, patches, and Debian packaging files</text:span></text:p>
      <text:p text:style-name="Preformatted_20_Text"><text:span text:style-name="Source_20_Text"/></text:p>
      <text:p text:style-name="Preformatted_20_Text"><text:span text:style-name="Source_20_Text">Packages are typically generated from source code and a set of a metadata written by the package maintainer.</text:span></text:p>
      <text:list xml:id="list7703722147237747770" text:style-name="L3">
        <text:list-item>
          <text:p text:style-name="P47"><text:span text:style-name="Source_20_Text">Extract the source and patch it using the diff file</text:span></text:p>
        </text:list-item>
      </text:list>
      <text:p text:style-name="Text_20_body">Before compiling the source needs to be extracted and patched with the contents of the diff file. Do this using the dpkg-source command:</text:p>
      <text:p text:style-name="P1"><text:span text:style-name="Source_20_Text"/></text:p>
      <text:p text:style-name="P1"><text:span text:style-name="Source_20_Text"><text:span text:style-name="T10">What is the use of source package???..</text:span></text:span></text:p>
      <text:p text:style-name="P1"><text:span text:style-name="Source_20_Text"/></text:p>
      <text:p text:style-name="P1"><text:span text:style-name="Source_20_Text"/></text:p>
      <text:p text:style-name="P24"><text:span text:style-name="Source_20_Text">Source packages are extremely useful for:</text:span></text:p>
      <text:list xml:id="list1066297101467165489" text:style-name="L4">
        <text:list-item>
          <text:p text:style-name="P50">Regenerating binary packages</text:p>
        </text:list-item>
        <text:list-item>
          <text:p text:style-name="P50">Debugging issues with applications and libraries</text:p>
        </text:list-item>
        <text:list-item>
          <text:p text:style-name="P50">Modifying existing applications to add additional logging</text:p>
        </text:list-item>
        <text:list-item>
          <text:p text:style-name="P48">Confirming whether or not a particular security fix has been applied to the source</text:p>
        </text:list-item>
      </text:list>
      <text:p text:style-name="P1"><text:span text:style-name="Source_20_Text"/></text:p>
      <text:p text:style-name="Text_20_body">If you intend to rebuild or modify a source package, it is strongly recommended that you install the <text:span text:style-name="Source_20_Text">devscripts</text:span> package which contains many useful tools for working with Debian source packages:</text:p>
      <text:p text:style-name="Text_20_body"/>
      <text:p text:style-name="Text_20_body">In order to rebuild a Debian source package, you will need to begin by first installing all the build dependencies:</text:p>
      <text:p text:style-name="P37">files getting creating running source commands</text:p>
      <text:p text:style-name="P39">1-debian.tar.bz2</text:p>
      <text:p text:style-name="P39"><text:soft-page-break/>2-.dsc</text:p>
      <text:p text:style-name="P39">3- .orig.tar.xz <text:s/></text:p>
      <text:p text:style-name="P13"><text:span text:style-name="T18">2-</text:span>dpkg-source -x foo_version.dsc</text:p>
      <text:p text:style-name="P10"><text:span text:style-name="Source_20_Text"><text:span text:style-name="T2"/></text:span></text:p>
      <text:p text:style-name="Text_20_body"/>
      <text:p text:style-name="P38">Configure</text:p>
      <text:p text:style-name="P36"><text:span text:style-name="T18">3-</text:span>./<text:span text:style-name="T18">configure</text:span></text:p>
      <text:p text:style-name="P25">The <text:span text:style-name="Source_20_Text">configure</text:span> script is responsible for getting ready to build the software on your specific system. It makes sure all of the dependencies for the rest of the build and install process are available, and finds out whatever it needs to know to use those dependencies.</text:p>
      <text:p text:style-name="P25">Unix programs are often written in C, so we’ll usually need a C compiler to build them. In these cases the <text:span text:style-name="Source_20_Text">configure</text:span> script will establish that your system does indeed have a C compiler, and find out what it’s called and where to find it.</text:p>
      <text:p text:style-name="P25"/>
      <text:p text:style-name="P26">Make</text:p>
      <text:p text:style-name="P26">Once <text:span text:style-name="Source_20_Text">configure</text:span> has done its job, we can invoke <text:span text:style-name="Source_20_Text">make</text:span> to build the software. This runs a series of tasks defined in a <text:span text:style-name="Source_20_Text">Makefile</text:span> to build the finished program from its source code.</text:p>
      <text:p text:style-name="P26"/>
      <text:p text:style-name="P26">The tarball you download usually doesn’t include a finished <text:span text:style-name="Source_20_Text">Makefile</text:span>. Instead it comes with a template called <text:span text:style-name="Source_20_Text">Makefile.in</text:span> and the <text:span text:style-name="Source_20_Text">configure</text:span> script produces a customised <text:span text:style-name="Source_20_Text">Makefile</text:span> specific to your system.</text:p>
      <text:p text:style-name="P26">Makefile.am</text:p>
      <text:p text:style-name="P26">Makefile.in</text:p>
      <text:p text:style-name="P26">both were there initially no Makefile </text:p>
      <text:p text:style-name="P26"/>
      <text:p text:style-name="P26">we got Makefile after running ./configure..</text:p>
      <text:p text:style-name="P26"/>
      <text:p text:style-name="P26">All of this works because a <text:span text:style-name="Source_20_Text">configure</text:span> script examines your system, and uses the information it finds to convert a <text:span text:style-name="Source_20_Text">Makefile.in</text:span> template into a <text:span text:style-name="Source_20_Text">Makefile</text:span></text:p>
      <text:p text:style-name="P26"><text:span text:style-name="Source_20_Text">If you’ve ever opened up a configure script, or associated Makefile.in, you will have seen that they are thousands of lines of dense shell script. Sometimes these supporting scripts are longer than the source code of the program they install.</text:span></text:p>
      <text:p text:style-name="P26"><text:soft-page-break/><text:span text:style-name="Source_20_Text"/></text:p>
      <text:p text:style-name="P28"><text:span text:style-name="Source_20_Text"><text:span text:style-name="T16">Contents of Debian folder</text:span></text:span></text:p>
      <text:p text:style-name="P31"><text:span text:style-name="Source_20_Text"><text:span text:style-name="T17">a-Rules</text:span></text:span></text:p>
      <text:p text:style-name="P31"><text:span text:style-name="Source_20_Text"><text:span text:style-name="T17">b-Control </text:span></text:span></text:p>
      <text:p text:style-name="P31"><text:span text:style-name="Source_20_Text"><text:span text:style-name="T17">c-Change log</text:span></text:span></text:p>
      <text:p text:style-name="P31"><text:span text:style-name="Source_20_Text"><text:span text:style-name="T17">d-Copyright</text:span></text:span></text:p>
      <text:p text:style-name="P28"><text:span text:style-name="Source_20_Text"/></text:p>
      <text:p text:style-name="P28"><text:span text:style-name="Source_20_Text"><text:span text:style-name="T4">Control File</text:span></text:span></text:p>
      <text:p text:style-name="P28"><text:span text:style-name="Source_20_Text">First of all we must find out dependencies for our package:</text:span></text:p>
      <text:p text:style-name="P28"><text:span text:style-name="Source_20_Text"><text:span text:style-name="T12">Contents of Control file</text:span></text:span></text:p>
      <text:p text:style-name="P2"><text:span text:style-name="Source_20_Text">Source: memcached</text:span></text:p>
      <text:p text:style-name="Preformatted_20_Text"><text:span text:style-name="Source_20_Text">Section: web</text:span></text:p>
      <text:p text:style-name="Preformatted_20_Text"><text:span text:style-name="Source_20_Text">Priority: optional</text:span></text:p>
      <text:p text:style-name="Preformatted_20_Text"><text:span text:style-name="Source_20_Text">Maintainer: YOUR NAME &lt;youremail.org&gt;</text:span></text:p>
      <text:p text:style-name="Preformatted_20_Text"><text:span text:style-name="Source_20_Text">Build-Depends: debhelper (&gt; = 8.0.0), autotools-dev,</text:span></text:p>
      <text:p text:style-name="Preformatted_20_Text"><text:span text:style-name="Source_20_Text"><text:s text:c="2"/>mime-support, libsigsegv2, gawk, libevent-dev</text:span></text:p>
      <text:p text:style-name="Preformatted_20_Text"><text:span text:style-name="Source_20_Text">Standards-Version: 3.9.4</text:span></text:p>
      <text:p text:style-name="Preformatted_20_Text"><text:span text:style-name="Source_20_Text">Homepage: http://memcached.org/</text:span></text:p>
      <text:p text:style-name="Preformatted_20_Text"/>
      <text:p text:style-name="Preformatted_20_Text"><text:span text:style-name="Source_20_Text">Package: memcached</text:span></text:p>
      <text:p text:style-name="Preformatted_20_Text"><text:span text:style-name="Source_20_Text">Architecture: any</text:span></text:p>
      <text:p text:style-name="Preformatted_20_Text"><text:span text:style-name="Source_20_Text">Depends: $ {shlibs: Depends}, $ {misc: Depends}</text:span></text:p>
      <text:p text:style-name="Preformatted_20_Text"><text:span text:style-name="Source_20_Text">Description: High-performance, distributed memory object caching system</text:span></text:p>
      <text:p text:style-name="P10"><text:span text:style-name="Source_20_Text"><text:s text:c="2"/>Memcached is an in-memory key-value store for small chunks of arbitrary data (strings, objects)</text:span></text:p>
      <text:p text:style-name="P28"><text:span text:style-name="Source_20_Text"/></text:p>
      <text:p text:style-name="P26"><text:span text:style-name="Source_20_Text"/></text:p>
      <text:p text:style-name="P3"><text:span text:style-name="Source_20_Text">dpkg-depcheck -d ./configure</text:span></text:p>
      <text:p text:style-name="P26"><text:span text:style-name="Source_20_Text"/></text:p>
      <text:p text:style-name="P28"><text:span text:style-name="Source_20_Text"><text:span text:style-name="T12">it will dispaly all the dependencies of the curerent packages</text:span></text:span></text:p>
      <text:p text:style-name="P28"><text:span text:style-name="Source_20_Text"><text:span text:style-name="T12">eg:</text:span></text:span></text:p>
      <text:p text:style-name="P28"><text:span text:style-name="Source_20_Text"/></text:p>
      <text:p text:style-name="P28"><text:span text:style-name="Source_20_Text"><text:span text:style-name="T12">The following files did not appear to belong to any package:</text:span></text:span></text:p>
      <text:p text:style-name="P28"><text:span text:style-name="Source_20_Text"><text:span text:style-name="T12">/usr/lib/locale/locale-archive</text:span></text:span></text:p>
      <text:p text:style-name="P28"><text:span text:style-name="Source_20_Text"><text:span text:style-name="T12">Packages needed:</text:span></text:span></text:p>
      <text:p text:style-name="P28"><text:span text:style-name="Source_20_Text"><text:span text:style-name="T12"><text:s text:c="2"/>gawk</text:span></text:span></text:p>
      <text:p text:style-name="P28"><text:span text:style-name="Source_20_Text"><text:span text:style-name="T12"><text:s text:c="2"/>libsigsegv2:amd64</text:span></text:span></text:p>
      <text:p text:style-name="P28"><text:span text:style-name="Source_20_Text"><text:span text:style-name="T12"><text:s text:c="2"/>tzdata</text:span></text:span></text:p>
      <text:p text:style-name="P28"><text:soft-page-break/><text:span text:style-name="Source_20_Text"><text:span text:style-name="T12"><text:s text:c="2"/>libxml2:amd64</text:span></text:span></text:p>
      <text:p text:style-name="P28"><text:span text:style-name="Source_20_Text"><text:span text:style-name="T12"><text:s text:c="2"/>libcroco3:amd64</text:span></text:span></text:p>
      <text:p text:style-name="P28"><text:span text:style-name="Source_20_Text"><text:span text:style-name="T12"><text:s text:c="2"/>libc6-i386</text:span></text:span></text:p>
      <text:p text:style-name="P28"><text:span text:style-name="Source_20_Text"><text:span text:style-name="T12"><text:s text:c="2"/>libc6-x32</text:span></text:span></text:p>
      <text:p text:style-name="P28"><text:span text:style-name="Source_20_Text"><text:span text:style-name="T12"><text:s text:c="2"/>libglib2.0-0:amd64</text:span></text:span></text:p>
      <text:p text:style-name="P28"><text:span text:style-name="Source_20_Text"><text:span text:style-name="T12"><text:s text:c="2"/>libreadline6:amd64</text:span></text:span></text:p>
      <text:p text:style-name="P28"><text:span text:style-name="Source_20_Text"><text:span text:style-name="T12"><text:s text:c="2"/>libicu55:amd64</text:span></text:span></text:p>
      <text:p text:style-name="P28"><text:span text:style-name="Source_20_Text"><text:span text:style-name="T12"><text:s text:c="2"/>libunistring0:amd64</text:span></text:span></text:p>
      <text:p text:style-name="P28"><text:span text:style-name="Source_20_Text"><text:span text:style-name="T12"><text:s text:c="2"/>libpcre3-dev:amd64</text:span></text:span></text:p>
      <text:p text:style-name="P28"><text:span text:style-name="Source_20_Text"><text:span text:style-name="T12"><text:s text:c="2"/>pkg-config</text:span></text:span></text:p>
      <text:p text:style-name="P28"><text:span text:style-name="Source_20_Text"><text:span text:style-name="T12"><text:s text:c="2"/>locales</text:span></text:span></text:p>
      <text:p text:style-name="P28"><text:span text:style-name="Source_20_Text"><text:span text:style-name="T12"><text:s text:c="2"/>perl-modules-5.22</text:span></text:span></text:p>
      <text:p text:style-name="P28"><text:span text:style-name="Source_20_Text"><text:span text:style-name="T12"><text:s text:c="2"/>libegl1-mesa:amd64</text:span></text:span></text:p>
      <text:p text:style-name="P28"><text:span text:style-name="Source_20_Text"><text:span text:style-name="T12"><text:s text:c="2"/>libgl1-mesa-glx:amd64</text:span></text:span></text:p>
      <text:p text:style-name="P28"><text:span text:style-name="Source_20_Text"><text:span text:style-name="T12"><text:s text:c="2"/>appstream</text:span></text:span></text:p>
      <text:p text:style-name="P28"><text:span text:style-name="Source_20_Text"><text:span text:style-name="T12"><text:s text:c="2"/>gettext</text:span></text:span></text:p>
      <text:p text:style-name="P28"><text:span text:style-name="Source_20_Text"><text:span text:style-name="T12"><text:s text:c="2"/>libfakeroot:amd64</text:span></text:span></text:p>
      <text:p text:style-name="P28"><text:span text:style-name="Source_20_Text"/></text:p>
      <text:p text:style-name="P28"><text:span text:style-name="Source_20_Text"><text:span text:style-name="T4">These dependencies should be listed in control file..</text:span></text:span></text:p>
      <text:p text:style-name="P28"><text:span text:style-name="Source_20_Text"/></text:p>
      <text:h text:style-name="P42" text:outline-level="4"><text:span text:style-name="Source_20_Text"/></text:h>
      <text:p text:style-name="P28"><text:span text:style-name="Source_20_Text">Depends </text:span></text:p>
      <text:list xml:id="list2103478124007831590" text:style-name="L5">
        <text:list-header>
          <text:p text:style-name="P49">The package will not be installed unless the packages it depends on are installed. Use this if your program absolutely will not run (or will cause severe breakage) unless a particular package is present. </text:p>
        </text:list-header>
        <text:list-item>
          <text:p text:style-name="P49"><text:span text:style-name="Source_20_Text">Recommends</text:span> </text:p>
          <text:p text:style-name="P49">Use this for packages that are not strictly necessary but are typically used with your program. When a user installs your program, all front-ends will probably prompt them to install the recommended packages. <text:span text:style-name="Strong_20_Emphasis">aptitude</text:span> and <text:span text:style-name="Strong_20_Emphasis">apt-get</text:span> install recommended packages along with your package by default (but the user can disable this behavior). <text:span text:style-name="Strong_20_Emphasis">dpkg</text:span> will ignore this field. </text:p>
        </text:list-item>
        <text:list-item>
          <text:p text:style-name="P49"><text:span text:style-name="Source_20_Text">Suggests</text:span> </text:p>
          <text:p text:style-name="P49"><text:soft-page-break/>Use this for packages which will work nicely with your program but are not at all necessary. When a user installs your program, they will probably not be prompted to install suggested packages. <text:span text:style-name="Strong_20_Emphasis">aptitude</text:span> can be configured to install suggested packages along with your package but this is not its default. <text:span text:style-name="Strong_20_Emphasis">dpkg</text:span> and <text:span text:style-name="Strong_20_Emphasis">apt-get</text:span> will ignore this field. </text:p>
        </text:list-item>
        <text:list-item>
          <text:p text:style-name="P49"><text:span text:style-name="Source_20_Text">Pre-Depends</text:span> </text:p>
          <text:p text:style-name="P49">This is stronger than <text:span text:style-name="Source_20_Text">Depends</text:span>. The package will not be installed unless the packages it pre-depends on are installed and <text:span text:style-name="Emphasis">correctly configured</text:span>. Use this <text:span text:style-name="Emphasis">very</text:span> sparingly and only after discussing it on the <text:a xlink:type="simple" xlink:href="http://lists.debian.org/debian-devel/" text:style-name="Internet_20_link" text:visited-style-name="Visited_20_Internet_20_Link">debian-devel@lists.debian.org</text:a> mailing list. Read: don't use it at all. :-) </text:p>
        </text:list-item>
        <text:list-item>
          <text:p text:style-name="P49"><text:span text:style-name="Source_20_Text">Conflicts</text:span> </text:p>
          <text:p text:style-name="P49">The package will not be installed until all the packages it conflicts with have been removed. Use this if your program absolutely will not run or will cause severe problems if a particular package is present. </text:p>
        </text:list-item>
        <text:list-item>
          <text:p text:style-name="P49"><text:span text:style-name="Source_20_Text">Breaks</text:span> </text:p>
          <text:p text:style-name="P49">When installed the package will break all the listed packages. Normally a <text:span text:style-name="Source_20_Text">Breaks</text:span> entry specifies that it applies to versions earlier than a certain value. The resolution is generally to use higher-level package management tools to upgrade the listed packages. </text:p>
        </text:list-item>
        <text:list-item>
          <text:p text:style-name="P49"><text:span text:style-name="Source_20_Text">Provides</text:span> </text:p>
          <text:p text:style-name="P49">For some types of packages where there are multiple alternatives, virtual names have been defined. You can get the full list in the <text:a xlink:type="simple" xlink:href="http://www.debian.org/doc/packaging-manuals/virtual-package-names-list.txt" text:style-name="Internet_20_link" text:visited-style-name="Visited_20_Internet_20_Link">virtual-package-names-list.txt.gz</text:a> file. Use this if your program provides a function of an existing virtual package. </text:p>
        </text:list-item>
        <text:list-item>
          <text:p text:style-name="P49"><text:span text:style-name="Source_20_Text">Replaces</text:span> </text:p>
          <text:p text:style-name="P49">Use this when your program replaces files from another package, or completely replaces another package (used in conjunction with <text:span text:style-name="Source_20_Text">Conflicts</text:span>). Files from the named packages will be overwritten with the files from your package. </text:p>
        </text:list-item>
      </text:list>
      <text:p text:style-name="P28"><text:span text:style-name="Source_20_Text"/></text:p>
      <text:h text:style-name="P43" text:outline-level="4"><text:span text:style-name="Source_20_Text">copyright</text:span></text:h>
      <text:p text:style-name="P29"><text:span text:style-name="Source_20_Text">The important things to add to this file are the place you got the package from and the actual copyright notice and license.</text:span></text:p>
      <text:p text:style-name="P29"><text:span text:style-name="Source_20_Text"/></text:p>
      <text:p text:style-name="P19"><text:bookmark text:name="changelog"/><text:span text:style-name="Source_20_Text">This is a required file, which has a special format described in </text:span><text:a xlink:type="simple" xlink:href="http://www.debian.org/doc/debian-policy/ch-source.html#s-dpkgchangelog" text:style-name="Internet_20_link" text:visited-style-name="Visited_20_Internet_20_Link"><text:span text:style-name="Source_20_Text">Debian Policy Manual, 4.4 "debian/changelog"</text:span></text:a><text:span text:style-name="Source_20_Text">. This format is used by </text:span><text:span text:style-name="Source_20_Text"><text:span text:style-name="Strong_20_Emphasis">dpkg</text:span></text:span><text:span text:style-name="Source_20_Text"> and other programs to obtain the version number, revision, distribution, and urgency of your package. </text:span></text:p>
      <text:p text:style-name="P29"><text:span text:style-name="Source_20_Text"/></text:p>
      <text:h text:style-name="P41" text:outline-level="2"><text:bookmark text:name="rules"/><text:span text:style-name="Source_20_Text">rules</text:span></text:h>
      <text:p text:style-name="P30"><text:span text:style-name="Source_20_Text"><text:span text:style-name="T13">Dpkg-buildpackage -uc -us</text:span></text:span></text:p>
      <text:p text:style-name="P30"><text:soft-page-break/><text:span text:style-name="Source_20_Text"/></text:p>
      <text:p text:style-name="P30"><text:span text:style-name="Source_20_Text">The difference between those two is that debuild is several tools in one whereas dpkg-buildpackage is just 1 step in the Debian package building process. </text:span></text:p>
      <text:p text:style-name="Text_20_body"><text:a xlink:type="simple" xlink:href="https://manpages.debian.org/stretch/devscripts/debuild.1.en.html" text:style-name="Internet_20_link" text:visited-style-name="Visited_20_Internet_20_Link">Debuild</text:a> is a front-end wrapper for <text:span text:style-name="Source_20_Text">dpkg-buildpackage</text:span>, <text:span text:style-name="Source_20_Text">lintian</text:span>, <text:span text:style-name="Source_20_Text">fakeroot</text:span> and <text:span text:style-name="Source_20_Text">debsign</text:span>. It creates all the necessary files and runs the necessary steps to build a package, cryptographically sign it, and test it for policy violations and other checks.</text:p>
      <text:p text:style-name="Text_20_body">You can just use <text:a xlink:type="simple" xlink:href="https://manpages.debian.org/stretch/dpkg-dev/dpkg-buildpackage.1.en.html" text:style-name="Internet_20_link" text:visited-style-name="Visited_20_Internet_20_Link">dpkg-buildpackage</text:a> and the other tools manually to build a package.</text:p>
      <text:p text:style-name="Text_20_body">What works better depends on several factors that depend on the complexity of your project. If you want to learn more about package building it would better to complete the task manually first. This is only an opinion, <text:span text:style-name="Emphasis">to be clear</text:span>. </text:p>
      <text:p text:style-name="Text_20_body">I am going to include links to the <text:a xlink:type="simple" xlink:href="https://www.debian.org/doc/manuals/maint-guide/build.en.html" text:style-name="Internet_20_link" text:visited-style-name="Visited_20_Internet_20_Link">Debian Build</text:a> guide and a <text:a xlink:type="simple" xlink:href="https://wiki.debian.org/BuildingTutorial" text:style-name="Internet_20_link" text:visited-style-name="Visited_20_Internet_20_Link">Debian Wiki</text:a> page on how to build a Debian package to give you a broad overview of how package building works.</text:p>
      <text:p text:style-name="P30"><text:span text:style-name="Source_20_Text"/></text:p>
      <text:p text:style-name="P30"><text:span text:style-name="Source_20_Text"/></text:p>
      <text:p text:style-name="P19"><text:bookmark text:name="rules1"/><text:span text:style-name="Source_20_Text">Now we need to take a look at the exact rules that dpkg-buildpackage(1) will use to actually create the package. This file is in fact another Makefile, but different from the one(s) in the upstream source. Unlike other files in debian, this one is marked as executable. </text:span></text:p>
      <text:p text:style-name="P19"><text:bookmark text:name="targets"/><text:span text:style-name="Source_20_Text">Every rules file, like any other Makefile, consists of several rules, each of which defines a target and how it is carried out.</text:span></text:p>
      <text:p text:style-name="P19"><text:span text:style-name="Source_20_Text"/></text:p>
      <text:p text:style-name="P29"><text:span text:style-name="Source_20_Text">Install any build dependencies if needed, as shown in the output of </text:span><text:span text:style-name="Source_20_Text"><text:span text:style-name="Strong_20_Emphasis">dpkg-checkbuilddeps</text:span></text:span><text:span text:style-name="Source_20_Text">:</text:span></text:p>
      <text:p text:style-name="P40">apt install dh-autoreconf libnfc-dev libssl-dev</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9"><text:span text:style-name="Source_20_Text"><text:span text:style-name="T6"/></text:span></text:p>
      <text:p text:style-name="P6"><text:span text:style-name="Source_20_Text"><text:tab/>A package is a collection of binaries, scripts, and associated data that is installed by your package manager.</text:span></text:p>
      <text:p text:style-name="P16"><text:span text:style-name="Source_20_Text"/></text:p>
      <text:p text:style-name="P29"><text:span text:style-name="Source_20_Text"/></text:p>
      <text:p text:style-name="P29"><text:span text:style-name="Source_20_Text"/></text:p>
      <text:p text:style-name="P29"><text:span text:style-name="Source_20_Text"/></text:p>
      <text:p text:style-name="P29"><text:span text:style-name="Source_20_Text"/></text:p>
      <text:p text:style-name="P29"><text:soft-page-break/><text:span text:style-name="Source_20_Text"/></text:p>
      <text:p text:style-name="P29"><text:span text:style-name="Source_20_Text"/></text:p>
      <text:p text:style-name="P29"><text:span text:style-name="Source_20_Text"/></text:p>
      <text:p text:style-name="P29"><text:span text:style-name="Source_20_Text"/></text:p>
      <text:p text:style-name="P26"><text:span text:style-name="Source_20_Text">Even starting from an existing configure script, it would be very daunting to manually construct one. Don’t worry, though: these scripts aren’t built by hand.</text:span></text:p>
      <text:p text:style-name="P26"><text:span text:style-name="Source_20_Text">Programs that are built in this way have usually been packaged using a suite of programs collectively referred to as </text:span><text:a xlink:type="simple" xlink:href="http://www.gnu.org/software/automake/manual/html_node/Autotools-Introduction.html#Autotools-Introduction" text:style-name="Internet_20_link" text:visited-style-name="Visited_20_Internet_20_Link"><text:span text:style-name="Source_20_Text"><text:span text:style-name="Definition">autotools</text:span></text:span></text:a><text:span text:style-name="Source_20_Text">. This suite includes autoconf, automake, and many other programs, all of which work together to make the life of a software maintainer significantly easier. The end user doesn’t see these tools, but they take the pain out of setting up an install process that will run consistently on many different flavours of Unix.</text:span></text:p>
      <text:p text:style-name="P26"><text:span text:style-name="Source_20_Text"/></text:p>
      <text:p text:style-name="P27"><text:span text:style-name="Source_20_Text"><text:span text:style-name="T11">Packaging Hello World program using AUTOTOOLs</text:span></text:span></text:p>
      <text:p text:style-name="P27"><text:span text:style-name="Source_20_Text"/></text:p>
      <text:p text:style-name="P27"><text:span text:style-name="Source_20_Text">Programs that are built in this way have usually been packaged using a suite of programs collectively referred to as </text:span><text:a xlink:type="simple" xlink:href="http://www.gnu.org/software/automake/manual/html_node/Autotools-Introduction.html#Autotools-Introduction" text:style-name="Internet_20_link" text:visited-style-name="Visited_20_Internet_20_Link"><text:span text:style-name="Source_20_Text"><text:span text:style-name="Definition">autotools</text:span></text:span></text:a><text:span text:style-name="Source_20_Text">. This suite includes autoconf, automake, and many other programs, all of which work together to make the life of a software maintainer significantly easier. The end user doesn’t see these tools, but they take the pain out of setting up an install process that will run consistently on many different flavours of Unix.</text:span></text:p>
      <text:p text:style-name="P27"><text:span text:style-name="Source_20_Text"/></text:p>
      <text:p text:style-name="P32"><text:span text:style-name="Source_20_Text"><text:span text:style-name="T19">Make </text:span></text:span></text:p>
      <text:p text:style-name="P32"><text:span text:style-name="Source_20_Text"><text:span text:style-name="T19">make check/test</text:span></text:span></text:p>
      <text:p text:style-name="P32"><text:span text:style-name="Source_20_Text"><text:span text:style-name="T19">dpkg-buildpackage -us -uc</text:span></text:span></text:p>
      <text:p text:style-name="P32"><text:span text:style-name="Source_20_Text"/></text:p>
      <text:p text:style-name="P32"><text:span text:style-name="Source_20_Text"/></text:p>
      <text:p text:style-name="P26"/>
      <text:p text:style-name="Text_20_body"><text:bookmark text:name="line-1-26"/><text:bookmark text:name="line-88"/></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4:44:50.802715219</meta:creation-date>
    <dc:date>2019-07-29T16:37:03.036170667</dc:date>
    <meta:editing-duration>PT2H10M58S</meta:editing-duration>
    <meta:editing-cycles>4</meta:editing-cycles>
    <meta:generator>LibreOffice/5.1.6.2$Linux_X86_64 LibreOffice_project/10m0$Build-2</meta:generator>
    <meta:document-statistic meta:table-count="0" meta:image-count="0" meta:object-count="0" meta:page-count="9" meta:paragraph-count="157" meta:word-count="2087" meta:character-count="13562" meta:non-whitespace-character-count="11569"/>
  </office:meta>
</office:document-meta>
</file>